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C0000046545505B14.jpg" manifest:media-type="image/jpeg"/>
  <manifest:file-entry manifest:full-path="Pictures/10000000000005DC000004655691D441.jpg" manifest:media-type="image/jpeg"/>
  <manifest:file-entry manifest:full-path="Pictures/10000000000005DC000004657479EE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Inconsolata2" svg:font-family="Inconsolata" style:font-family-generic="modern" style:font-pitch="fixed"/>
    <style:font-face style:name="Monaco1" svg:font-family="Monaco" style:font-family-generic="modern" style:font-pitch="fixed"/>
    <style:font-face style:name="Arial3" svg:font-family="Arial" style:font-family-generic="swiss" style:font-pitch="fixed"/>
    <style:font-face style:name="Inconsolata3" svg:font-family="Inconsolata" style:font-family-generic="swiss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Monaco" svg:font-family="Monaco" style:font-family-generic="modern" style:font-pitch="variable"/>
    <style:font-face style:name="Roboto Light3" svg:font-family="'Roboto Light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cript" style:font-pitch="variable"/>
    <style:font-face style:name="Comic Sans MS" svg:font-family="'Comic Sans MS'" style:font-family-generic="script" style:font-pitch="variable"/>
    <style:font-face style:name="Arial4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6.148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625cm"/>
    </style:style>
    <style:style style:name="pr5" style:family="presentation" style:parent-style-name="Standard_20_1-outline1">
      <style:graphic-properties draw:auto-grow-height="true" fo:min-height="12.18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1" style:family="paragraph">
      <style:text-properties style:font-name="Roboto Light1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11.599cm" svg:height="6.148cm" svg:x="15cm" svg:y="5.426cm" presentation:class="title" presentation:user-transformed="true">
          <draw:text-box>
            <text:p>GWT 3.0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3.625cm" svg:x="1.4cm" svg:y="0.088cm" presentation:class="title" presentation:user-transformed="true">
          <draw:text-box>
            <text:p>Evolution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Optimisation du Super Dev Mode</text:span></text:p>
                <text:list>
                  <text:list-item>
                    <text:p><text:span text:style-name="T1">Amélioration des temps de compilation</text:span></text:p>
                  </text:list-item>
                </text:list>
              </text:list-item>
              <text:list-item>
                <text:p><text:span text:style-name="T1">Java 8</text:span></text:p>
                <text:list>
                  <text:list-item>
                    <text:p><text:span text:style-name="T1">Intégration des lambdas</text:span></text:p>
                  </text:list-item>
                </text:list>
              </text:list-item>
              <text:list-item>
                <text:p><text:span text:style-name="T1">JSInterop</text:span></text:p>
                <text:list>
                  <text:list-item>
                    <text:p><text:span text:style-name="T1">Remplaçant de JSNI</text:span></text:p>
                  </text:list-item>
                </text:list>
              </text:list-item>
              <text:list-item>
                <text:p><text:span text:style-name="T1">GSS</text:span></text:p>
                <text:list>
                  <text:list-item>
                    <text:p><text:span text:style-name="T1"><text:a xlink:href="https://code.google.com/p/closure-stylesheets/" xlink:type="simple">https://code.google.com/p/closure-stylesheets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Inconsolata2" svg:font-family="Inconsolata" style:font-family-generic="modern" style:font-pitch="fixed"/>
    <style:font-face style:name="Monaco1" svg:font-family="Monaco" style:font-family-generic="modern" style:font-pitch="fixed"/>
    <style:font-face style:name="Arial3" svg:font-family="Arial" style:font-family-generic="swiss" style:font-pitch="fixed"/>
    <style:font-face style:name="Inconsolata3" svg:font-family="Inconsolata" style:font-family-generic="swiss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Monaco" svg:font-family="Monaco" style:font-family-generic="modern" style:font-pitch="variable"/>
    <style:font-face style:name="Roboto Light3" svg:font-family="'Roboto Light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cript" style:font-pitch="variable"/>
    <style:font-face style:name="Comic Sans MS" svg:font-family="'Comic Sans MS'" style:font-family-generic="script" style:font-pitch="variable"/>
    <style:font-face style:name="Arial4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family="'Roboto Light'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family="'Roboto Ligh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text-line-through-type="none" style:font-name="Inconsolata2" fo:font-family="Inconsolata" style:font-family-generic="modern" style:font-pitch="fixed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0.3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0.4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0.5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5" style:display-name="Standard 2-outline5" style:family="presentation" style:parent-style-name="Standard_20_2-outline4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6" style:display-name="Standard 2-outline6" style:family="presentation" style:parent-style-name="Standard_20_2-outline5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7" style:display-name="Standard 2-outline7" style:family="presentation" style:parent-style-name="Standard_20_2-outline6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family="Inconsolata" style:font-family-generic="modern" style:font-pitch="fixed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family="Inconsolata" style:font-family-generic="modern" style:font-pitch="fixed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18.138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5-03-24T11:30:33.557268691</dc:date>
    <meta:editing-duration>PT3H22M37S</meta:editing-duration>
    <meta:editing-cycles>35</meta:editing-cycles>
    <meta:generator>LibreOffice/4.3.3.2$Linux_X86_64 LibreOffice_project/430m0$Build-2</meta:generator>
    <dc:creator>erwann </dc:creator>
    <meta:document-statistic meta:object-count="47"/>
  </office:meta>
</office:document-meta>
</file>